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8c6ef" officeooo:paragraph-rsid="0008c6ef"/>
    </style:style>
    <style:style style:name="P2" style:family="paragraph" style:parent-style-name="Text_20_body">
      <style:text-properties officeooo:rsid="0008c6ef" officeooo:paragraph-rsid="0008c6ef"/>
    </style:style>
    <style:style style:name="P3" style:family="paragraph" style:parent-style-name="Text_20_body" style:list-style-name="L1">
      <style:paragraph-properties fo:margin-top="0in" fo:margin-bottom="0.0972in" loext:contextual-spacing="false"/>
    </style:style>
    <style:style style:name="P4" style:family="paragraph" style:parent-style-name="Text_20_body" style:list-style-name="L2">
      <style:paragraph-properties fo:margin-top="0in" fo:margin-bottom="0.0972in" loext:contextual-spacing="false"/>
    </style:style>
    <style:style style:name="P5" style:family="paragraph" style:parent-style-name="Text_20_body" style:list-style-name="L3">
      <style:paragraph-properties fo:margin-top="0in" fo:margin-bottom="0.0972in" loext:contextual-spacing="false"/>
    </style:style>
    <style:style style:name="T1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a Febrero 28</text:p>
      <text:p text:style-name="P1"/>
      <text:p text:style-name="P2">Leer los cuadros seis a ocho (pp. 103-112) de <text:span text:style-name="T1">Escuadra hacia la muerte</text:span>. </text:p>
      <text:p text:style-name="Text_20_body"> </text:p>
      <text:p text:style-name="Text_20_body">Preparar los siguientes temas:</text:p>
      <text:p text:style-name="Text_20_body"> </text:p>
      <text:p text:style-name="Text_20_body">Cuadro sexto:</text:p>
      <text:list xml:id="list1091027894059493424" text:style-name="L1">
        <text:list-item>
          <text:p text:style-name="P3">Analizar el desarrollo del personaje de Pedro en este cuadro.  ¿Cómo es caracterizado?  ¿Qué aprendemos de él? </text:p>
        </text:list-item>
        <text:list-item>
          <text:p text:style-name="P3">Hacer una lista de claves que anuncian el fin del cabo. </text:p>
        </text:list-item>
        <text:list-item>
          <text:p text:style-name="P3">¿Cuál es la función de su fin?  ¿Qué conflictos resuelve?  ¿Surgen problemas nuevos?  ¿Qué son? </text:p>
        </text:list-item>
      </text:list>
      <text:p text:style-name="Text_20_body"> </text:p>
      <text:p text:style-name="Text_20_body">Cuadro séptimo:</text:p>
      <text:list xml:id="list7238737132108413915" text:style-name="L2">
        <text:list-item>
          <text:p text:style-name="P4">Analizar las relaciones entre los personajes y los conflictos que surgen en este cuadro. </text:p>
        </text:list-item>
        <text:list-item>
          <text:p text:style-name="P4">Analizar el parlamento entre los soldados de las pp. 107-108 (comenzando con la acotación (<text:span text:style-name="T1">un silencio</text:span>) y llegando hasta el final).  ¿Qué nos revela?  ¿Cuál es su función? </text:p>
        </text:list-item>
      </text:list>
      <text:p text:style-name="Text_20_body"> </text:p>
      <text:p text:style-name="Text_20_body">Cuadro octavo:</text:p>
      <text:list xml:id="list6908871691113905449" text:style-name="L3">
        <text:list-item>
          <text:p text:style-name="P5">Hacer una lista de los cambios en la acción en este cuadro. </text:p>
        </text:list-item>
        <text:list-item>
          <text:p text:style-name="P5">Discutir las reacciones de los soldados ante la posibilidad de tener que combatir. </text:p>
        </text:list-item>
        <text:list-item>
          <text:p text:style-name="P5">Analizar el final del cuadro octavo (comenzando con la acotación (<text:span text:style-name="T1">un grave silencio.</text:span>)). </text:p>
        </text:list-item>
      </text:list>
      <text:p text:style-name="Text_20_body"> </text:p>
      <text:p text:style-name="Text_20_body">Analizar los contrastes entre estos cuadros de la segunda parte y los de la parte primera (cuadros uno a seis).</text:p>
      <text:p text:style-name="Text_20_body"> </text:p>
      <text:p text:style-name="Text_20_body">Escribir una cronología de los eventos claves del drama (cuándo empieza el drama, cuándo asesinan al cabo, etc.).  Para cada evento, describa su importancia y los cambios en los personajes.</text:p>
      <text:p text:style-name="Text_20_body"> </text:p>
      <text:p text:style-name="Text_20_body"> 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11:15:36.679026000</meta:creation-date>
    <dc:date>2018-02-25T11:16:10.655285000</dc:date>
    <meta:editing-duration>PT34S</meta:editing-duration>
    <meta:editing-cycles>1</meta:editing-cycles>
    <meta:document-statistic meta:table-count="0" meta:image-count="0" meta:object-count="0" meta:page-count="1" meta:paragraph-count="24" meta:word-count="207" meta:character-count="1231" meta:non-whitespace-character-count="1023"/>
    <meta:generator>LibreOffice/5.2.5.1$MacOSX_X86_64 LibreOffice_project/0312e1a284a7d50ca85a365c316c7abbf20a4d22</meta:generator>
  </office:meta>
</office:document-meta>
</file>